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font-name="Arial" fo:font-size="10pt" style:font-size-asian="10pt" style:font-size-complex="10pt"/>
    </style:style>
    <style:style style:name="P2" style:family="paragraph" style:parent-style-name="Standard">
      <style:text-properties style:use-window-font-color="true" style:font-name="Arial" fo:font-size="10pt" style:font-size-asian="10pt" style:font-size-complex="10pt"/>
    </style:style>
    <style:style style:name="P3" style:family="paragraph" style:parent-style-name="Standard">
      <style:text-properties style:use-window-font-color="true"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fo:color="#00ae00" style:font-name="Arial" fo:font-size="10pt" style:font-size-asian="10pt" style:font-size-complex="10pt"/>
    </style:style>
    <style:style style:name="T1" style:family="text">
      <style:text-properties fo:color="#00ae00"/>
    </style:style>
    <style:style style:name="T2" style:family="text">
      <style:text-properties fo:color="#00ae00" fo:font-weight="bold" style:font-weight-asian="bold" style:font-weight-complex="bold"/>
    </style:style>
    <style:style style:name="T3" style:family="text">
      <style:text-properties fo:color="#ff950e"/>
    </style:style>
    <style:style style:name="T4" style:family="text">
      <style:text-properties style:use-window-font-color="true"/>
    </style:style>
    <style:style style:name="T5" style:family="text">
      <style:text-properties fo:color="#0000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danie biblioteki Bootstrap</text:p>
      <text:p text:style-name="P4"/>
      <text:p text:style-name="P5">1. Pobieramy bootstrap i dodajemy do projekty następujące pliki:</text:p>
      <text:p text:style-name="P5"/>
      <text:p text:style-name="P5">web/bundles/blog/<text:span text:style-name="T1">assets</text:span></text:p>
      <text:p text:style-name="P5">web/bundles/blog/<text:span text:style-name="T1">css/bootstrap.css</text:span></text:p>
      <text:p text:style-name="P5">web/bundles/blog/<text:span text:style-name="T1">css/bootstrap.min.css</text:span></text:p>
      <text:p text:style-name="P5">web/bundles/blog/<text:span text:style-name="T1">css/carousel.css </text:span><text:span text:style-name="T3">&lt;- dodanie styli banera</text:span></text:p>
      <text:p text:style-name="P5">web/bundles/blog/<text:span text:style-name="T1">css/blog.css </text:span><text:span text:style-name="T3">&lt;- dodanie styli projektu</text:span></text:p>
      <text:p text:style-name="P5">web/bundles/blog/<text:span text:style-name="T1">dist</text:span></text:p>
      <text:p text:style-name="P5">web/bundles/blog/<text:span text:style-name="T1">fonts</text:span></text:p>
      <text:p text:style-name="P5">web/bundles/blog/<text:span text:style-name="T1">images</text:span></text:p>
      <text:p text:style-name="P5">web/bundles/blog/<text:span text:style-name="T1">js/bootstrap.js</text:span></text:p>
      <text:p text:style-name="P5">web/bundles/blog/<text:span text:style-name="T1">js/bootstrap.min.js</text:span></text:p>
      <text:p text:style-name="P5">web/bundles/blog/<text:span text:style-name="T1">js/npm.js</text:span></text:p>
      <text:p text:style-name="P6"/>
      <text:p text:style-name="P2">web/bundles/applicationshop/images <text:span text:style-name="T3">&lt;- dodanie obrazków</text:span></text:p>
      <text:p text:style-name="P6"/>
      <text:p text:style-name="P2">Dodanie font-awesome:</text:p>
      <text:p text:style-name="P6"><text:span text:style-name="T4">web/bundles/blog/</text:span>css/font-awesome.css</text:p>
      <text:p text:style-name="P6"><text:span text:style-name="T4">web/bundles/blog/</text:span>css/font-awesome.min.css</text:p>
      <text:p text:style-name="P6"/>
      <text:p text:style-name="P2">Fonty:</text:p>
      <text:p text:style-name="P6"><text:span text:style-name="T4">web/bundles/applicationshop/</text:span>fonts</text:p>
      <text:p text:style-name="P2"/>
      <text:p text:style-name="P2">2. Do szablon <text:span text:style-name="T5">base.html.twig</text:span> podpinamy bilblioteki bootstrap oraz font-awesome.</text:p>
      <text:p text:style-name="P2"/>
      <text:p text:style-name="P2">#src/BlogBundle/Resources/views/<text:span text:style-name="T5">base.html.twig</text:span></text:p>
      <text:p text:style-name="P6"/>
      <text:p text:style-name="P2">&lt;!DOCTYPE html&gt;</text:p>
      <text:p text:style-name="P2">&lt;html&gt;</text:p>
      <text:p text:style-name="P2"><text:s text:c="4"/>&lt;head&gt;</text:p>
      <text:p text:style-name="P2"><text:s text:c="8"/>&lt;meta charset="UTF-8" /&gt;</text:p>
      <text:p text:style-name="P2"><text:s text:c="8"/>&lt;meta name="robots" content="noindex,nofollow" /&gt;</text:p>
      <text:p text:style-name="P2"><text:s text:c="8"/>&lt;meta name="viewport" content="width=device-width, initial-scale=1"&gt;</text:p>
      <text:p text:style-name="P2"><text:s text:c="8"/>&lt;meta name="description" content=""&gt;</text:p>
      <text:p text:style-name="P2"><text:s text:c="8"/>&lt;meta name="author" content=""&gt;</text:p>
      <text:p text:style-name="P2"><text:s text:c="8"/>&lt;link rel="icon" type="image/x-icon" href="{{ asset('xfavicon.ico') }}" /&gt;</text:p>
      <text:p text:style-name="P2"><text:s text:c="8"/></text:p>
      <text:p text:style-name="P2"><text:s text:c="8"/>&lt;title&gt;{% block title %}Welcome!{% endblock %}&lt;/title&gt;</text:p>
      <text:p text:style-name="P2"><text:s text:c="8"/></text:p>
      <text:p text:style-name="P2"/>
      <text:p text:style-name="P2"><text:s text:c="8"/>&lt;link href="{{ asset('bundles/blog/css/bootstrap.css') }}" rel="stylesheet" type="text/css" media="all" /&gt; <text:s text:c="7"/></text:p>
      <text:p text:style-name="P2"><text:s text:c="8"/></text:p>
      <text:p text:style-name="P2"><text:s text:c="8"/>&lt;!-- IE10 viewport hack for Surface/desktop Windows 8 bug --&gt;</text:p>
      <text:p text:style-name="P2"><text:s text:c="8"/>&lt;link href="{{ asset('bundles/blog/assets/css/ie10-viewport-bug-workaround.css') }}" rel="stylesheet"&gt;</text:p>
      <text:p text:style-name="P2"/>
      <text:p text:style-name="P2"><text:s text:c="8"/>&lt;!-- Just for debugging purposes. Don't actually copy these 2 lines! --&gt;</text:p>
      <text:p text:style-name="P2"><text:s text:c="8"/>&lt;!--[if lt IE 9]&gt;&lt;script src="{{ asset('bundles/blog/assets/js/ie8-responsive-file-warning.js') }}"&gt;&lt;/script&gt;&lt;![endif]--&gt;</text:p>
      <text:p text:style-name="P2"><text:s text:c="8"/>&lt;script src="{{ asset('bundles/blog/assets/js/ie-emulation-modes-warning.js') }}"&gt;&lt;/script&gt;</text:p>
      <text:p text:style-name="P2"/>
      <text:p text:style-name="P2"><text:s text:c="8"/>&lt;!-- HTML5 shim and Respond.js for IE8 support of HTML5 elements and media queries --&gt;</text:p>
      <text:p text:style-name="P2"><text:s text:c="8"/>&lt;!--[if lt IE 9]&gt;</text:p>
      <text:p text:style-name="P2"><text:s text:c="10"/>&lt;script src="https://oss.maxcdn.com/html5shiv/3.7.2/html5shiv.min.js"&gt;&lt;/script&gt;</text:p>
      <text:p text:style-name="P2"><text:s text:c="10"/>&lt;script src="https://oss.maxcdn.com/respond/1.4.2/respond.min.js"&gt;&lt;/script&gt;</text:p>
      <text:p text:style-name="P2"><text:s text:c="8"/>&lt;![endif]--&gt;</text:p>
      <text:p text:style-name="P2"/>
      <text:p text:style-name="P2"><text:s text:c="8"/>&lt;link href="{{ asset('bundles/blog/css/font-awesome.css') }}" rel="stylesheet" type="text/css" media="all" /&gt;</text:p>
      <text:p text:style-name="P2"><text:s text:c="8"/></text:p>
      <text:p text:style-name="P2"><text:s text:c="8"/>&lt;link href="{{ asset('bundles/blog/css/blog.css') }}" rel="stylesheet" type="text/css" media="all" /&gt;</text:p>
      <text:p text:style-name="P2"><text:soft-page-break/><text:s text:c="8"/></text:p>
      <text:p text:style-name="P2"><text:s text:c="8"/>{% block stylesheets %}{% endblock %}</text:p>
      <text:p text:style-name="P2"><text:s text:c="8"/></text:p>
      <text:p text:style-name="P2"><text:s text:c="4"/>&lt;/head&gt;</text:p>
      <text:p text:style-name="P2"><text:s text:c="4"/>&lt;body&gt;</text:p>
      <text:p text:style-name="P2"><text:s text:c="8"/>{% block navigation %}</text:p>
      <text:p text:style-name="P2"><text:s text:c="8"/>&lt;nav class="navbar navbar-inverse navbar-fixed-top" role="navigation"&gt;</text:p>
      <text:p text:style-name="P2"><text:s text:c="12"/>&lt;div class="container"&gt;</text:p>
      <text:p text:style-name="P2"/>
      <text:p text:style-name="P2"><text:s text:c="16"/>&lt;div class="navbar-header"&gt;</text:p>
      <text:p text:style-name="P2"><text:s text:c="20"/>&lt;button type="button" class="navbar-toggle collapsed" data-toggle="collapse" data-target=".navbar-collapse-bs"&gt;</text:p>
      <text:p text:style-name="P2"><text:s text:c="24"/>&lt;span class="sr-only"&gt;Toggle navigation&lt;/span&gt;</text:p>
      <text:p text:style-name="P2"><text:s text:c="24"/>&lt;span class="icon-bar"&gt;&lt;/span&gt;</text:p>
      <text:p text:style-name="P2"><text:s text:c="24"/>&lt;span class="icon-bar"&gt;&lt;/span&gt;</text:p>
      <text:p text:style-name="P2"><text:s text:c="24"/>&lt;span class="icon-bar"&gt;&lt;/span&gt;</text:p>
      <text:p text:style-name="P2"><text:s text:c="20"/>&lt;/button&gt;</text:p>
      <text:p text:style-name="P2"><text:s text:c="20"/>&lt;a class="navbar-brand" href="{{ path('blog_homepage') }}"&gt;BlogTutorial&lt;/a&gt;</text:p>
      <text:p text:style-name="P2"><text:s text:c="16"/>&lt;/div&gt;</text:p>
      <text:p text:style-name="P2"><text:s text:c="16"/>&lt;div class="collapse navbar-collapse navbar-collapse-bs"&gt;</text:p>
      <text:p text:style-name="P2"><text:s text:c="20"/>&lt;ul class="nav navbar-nav"&gt;</text:p>
      <text:p text:style-name="P2"><text:s text:c="24"/>&lt;li&gt;&lt;a href="{{ path('blog_homepage') }}"&gt;Start&lt;/a&gt;&lt;/li&gt;</text:p>
      <text:p text:style-name="P2"><text:s text:c="24"/>&lt;li&gt;&lt;a href="{{ path('post') }}"&gt;Blog&lt;/a&gt;&lt;/li&gt;</text:p>
      <text:p text:style-name="P2"><text:s text:c="24"/>{#</text:p>
      <text:p text:style-name="P2"><text:s text:c="24"/>&lt;li class="dropdown"&gt;</text:p>
      <text:p text:style-name="P2"><text:s text:c="28"/>&lt;a class="dropdown-toggle" data-toggle="dropdown"&gt;Produkt &lt;span class="caret"&gt;&lt;/span&gt;&lt;/a&gt;</text:p>
      <text:p text:style-name="P2"><text:s text:c="28"/>&lt;ul class="dropdown-menu" role="menu"&gt;</text:p>
      <text:p text:style-name="P2"><text:s text:c="32"/>&lt;li&gt;&lt;a href="#"&gt;Blog&lt;/a&gt;&lt;/li&gt;</text:p>
      <text:p text:style-name="P2"><text:s text:c="32"/>&lt;li&gt;&lt;a href="#"&gt;Shop&lt;/a&gt;&lt;/li&gt;</text:p>
      <text:p text:style-name="P2"><text:s text:c="28"/>&lt;/ul&gt;</text:p>
      <text:p text:style-name="P2"><text:s text:c="24"/>&lt;/li&gt;</text:p>
      <text:p text:style-name="P2"><text:s text:c="24"/>#}</text:p>
      <text:p text:style-name="P2"><text:s text:c="20"/>&lt;/ul&gt;</text:p>
      <text:p text:style-name="P2"><text:s text:c="20"/>&lt;ul class="nav navbar-nav navbar-right"&gt;</text:p>
      <text:p text:style-name="P2"><text:s text:c="24"/>&lt;li&gt;&lt;a href="#"&gt;Zaloguj się&lt;/a&gt;&lt;/li&gt;</text:p>
      <text:p text:style-name="P2"><text:s text:c="20"/>&lt;/ul&gt;</text:p>
      <text:p text:style-name="P2"><text:s text:c="16"/>&lt;/div&gt;</text:p>
      <text:p text:style-name="P2"/>
      <text:p text:style-name="P2"><text:s text:c="12"/>&lt;/div&gt;</text:p>
      <text:p text:style-name="P2"><text:s text:c="8"/>&lt;/nav&gt;</text:p>
      <text:p text:style-name="P2"><text:s text:c="8"/>{% endblock %}</text:p>
      <text:p text:style-name="P2"><text:s text:c="8"/></text:p>
      <text:p text:style-name="P2"><text:s text:c="8"/>{% block body %}{% endblock %}</text:p>
      <text:p text:style-name="P2"><text:s text:c="8"/></text:p>
      <text:p text:style-name="P2"><text:s text:c="8"/>{% block footer %}</text:p>
      <text:p text:style-name="P2"><text:s text:c="8"/>&lt;div class="footer"&gt;</text:p>
      <text:p text:style-name="P2"><text:s text:c="12"/>&lt;div class="container"&gt;</text:p>
      <text:p text:style-name="P2"><text:s text:c="16"/>&lt;p class="text-muted"&gt;Place sticky footer content here.&lt;/p&gt;</text:p>
      <text:p text:style-name="P2"><text:s text:c="12"/>&lt;/div&gt;</text:p>
      <text:p text:style-name="P2"><text:s text:c="8"/>&lt;/div&gt;</text:p>
      <text:p text:style-name="P2"><text:s text:c="8"/>&lt;div class="footer"&gt;</text:p>
      <text:p text:style-name="P2"><text:s text:c="12"/>&lt;div class="container"&gt;</text:p>
      <text:p text:style-name="P2"><text:s text:c="16"/>&lt;p class="pull-right"&gt;&lt;a href="#"&gt;Back to top&lt;/a&gt;&lt;/p&gt;</text:p>
      <text:p text:style-name="P2"><text:s text:c="16"/>&lt;p&gt;&amp;copy; 2015 Blog &amp;middot; &lt;a href="#"&gt;Privacy&lt;/a&gt; &amp;middot; &lt;a href="#"&gt;Terms&lt;/a&gt; &amp;middot; &lt;a href="#"&gt;Dashboard&lt;/a&gt;&lt;/p&gt;</text:p>
      <text:p text:style-name="P2"><text:s text:c="12"/>&lt;/div&gt;</text:p>
      <text:p text:style-name="P2"><text:s text:c="8"/>&lt;/div&gt;</text:p>
      <text:p text:style-name="P2"><text:s text:c="8"/>{% endblock %}</text:p>
      <text:p text:style-name="P2"><text:s text:c="8"/></text:p>
      <text:p text:style-name="P2"><text:s text:c="8"/>&lt;!-- Bootstrap core JavaScript</text:p>
      <text:p text:style-name="P2"><text:s text:c="8"/>================================================== --&gt;</text:p>
      <text:p text:style-name="P2"><text:s text:c="8"/>&lt;!-- Placed at the end of the document so the pages load faster --&gt;</text:p>
      <text:p text:style-name="P2"><text:soft-page-break/><text:s text:c="8"/>&lt;script src="https://ajax.googleapis.com/ajax/libs/jquery/1.11.3/jquery.min.js"&gt;&lt;/script&gt;</text:p>
      <text:p text:style-name="P2"><text:s text:c="8"/>&lt;script&gt;window.jQuery || document.write('&lt;script src="{{ asset('bundles/blog/assets/js/vendor/jquery.min.js') }}"&gt;&lt;\/script&gt;')&lt;/script&gt;</text:p>
      <text:p text:style-name="P2"><text:s text:c="8"/>&lt;script src="{{ asset('bundles/blog/dist/js/bootstrap.min.js') }}"&gt;&lt;/script&gt;</text:p>
      <text:p text:style-name="P2"><text:s text:c="8"/>&lt;!-- Just to make our placeholder images work. Don't actually copy the next line! --&gt;</text:p>
      <text:p text:style-name="P2"><text:s text:c="8"/>&lt;script src="{{ asset('bundles/blog/assets/js/vendor/holder.min.js') }}"&gt;&lt;/script&gt;</text:p>
      <text:p text:style-name="P2"><text:s text:c="8"/>&lt;!-- IE10 viewport hack for Surface/desktop Windows 8 bug --&gt;</text:p>
      <text:p text:style-name="P2"><text:s text:c="8"/>&lt;script src="{{ asset('bundles/blog/assets/js/ie10-viewport-bug-workaround.js') }}"&gt;&lt;/script&gt;</text:p>
      <text:p text:style-name="P2"><text:s text:c="8"/></text:p>
      <text:p text:style-name="P2"><text:s text:c="8"/>{% block javascripts %}{% endblock %}</text:p>
      <text:p text:style-name="P2"><text:s text:c="4"/>&lt;/body&gt;</text:p>
      <text:p text:style-name="P2">&lt;/html&gt;</text:p>
      <text:p text:style-name="P2"/>
      <text:p text:style-name="P3">Strona start</text:p>
      <text:p text:style-name="P2"/>
      <text:p text:style-name="P2">1. Modyfikujemy szablon strony startowej:</text:p>
      <text:p text:style-name="P1"/>
      <text:p text:style-name="P1">#blog\src\BlogBundle\Resources\views\Start\<text:span text:style-name="T5">index.html.twig</text:span> </text:p>
      <text:p text:style-name="P2"/>
      <text:p text:style-name="P2">{% extends 'BlogBundle::base.html.twig' %}</text:p>
      <text:p text:style-name="P2"/>
      <text:p text:style-name="P2">{% block title %}Start{% endblock %}</text:p>
      <text:p text:style-name="P2"/>
      <text:p text:style-name="P2">{% block stylesheets %}</text:p>
      <text:p text:style-name="P2"><text:s text:c="4"/>&lt;link href="{{ asset('bundles/blog/css/carousel.css') }}" rel="stylesheet" type="text/css" media="all" /&gt;</text:p>
      <text:p text:style-name="P2">{% endblock %}</text:p>
      <text:p text:style-name="P2"/>
      <text:p text:style-name="P2">{% block javascripts %}{% endblock %}</text:p>
      <text:p text:style-name="P2"/>
      <text:p text:style-name="P2">{% block body %}</text:p>
      <text:p text:style-name="P2"/>
      <text:p text:style-name="P2"><text:s text:c="4"/>&lt;!-- Carousel</text:p>
      <text:p text:style-name="P2"><text:s text:c="4"/>================================================== --&gt;</text:p>
      <text:p text:style-name="P2"><text:s text:c="4"/>&lt;div id="myCarousel" class="carousel slide" data-ride="carousel"&gt;</text:p>
      <text:p text:style-name="P2"><text:s text:c="8"/>&lt;!-- Indicators --&gt;</text:p>
      <text:p text:style-name="P2"><text:s text:c="8"/>&lt;ol class="carousel-indicators"&gt;</text:p>
      <text:p text:style-name="P2"><text:s text:c="12"/>&lt;li data-target="#myCarousel" data-slide-to="0" class="active"&gt;&lt;/li&gt;</text:p>
      <text:p text:style-name="P2"><text:s text:c="12"/>&lt;li data-target="#myCarousel" data-slide-to="1"&gt;&lt;/li&gt;</text:p>
      <text:p text:style-name="P2"><text:s text:c="12"/>&lt;li data-target="#myCarousel" data-slide-to="2"&gt;&lt;/li&gt;</text:p>
      <text:p text:style-name="P2"><text:s text:c="8"/>&lt;/ol&gt;</text:p>
      <text:p text:style-name="P2"><text:s text:c="8"/>&lt;div class="carousel-inner" role="listbox"&gt;</text:p>
      <text:p text:style-name="P2"><text:s text:c="12"/>&lt;div class="item active"&gt;</text:p>
      <text:p text:style-name="P2"><text:s text:c="14"/>&lt;img src="{{ asset('bundles/applicationshop/images/1903x500.png') }}" alt="First slide"&gt;</text:p>
      <text:p text:style-name="P2"><text:s text:c="14"/>&lt;div class="container"&gt;</text:p>
      <text:p text:style-name="P2"><text:s text:c="16"/>&lt;div class="carousel-caption"&gt;</text:p>
      <text:p text:style-name="P2"><text:s text:c="18"/>&lt;h1&gt;Example headline.&lt;/h1&gt;</text:p>
      <text:p text:style-name="P2"><text:s text:c="18"/>&lt;p&gt;Note: If you're viewing this page via a &lt;code&gt;file://&lt;/code&gt; URL, the "next" and "previous" Glyphicon buttons on the left and right might not load/display properly due to web browser security rules.&lt;/p&gt;</text:p>
      <text:p text:style-name="P2"><text:s text:c="18"/>&lt;p&gt;&lt;a class="btn btn-lg btn-primary" href="#" role="button"&gt;Sign up today&lt;/a&gt;&lt;/p&gt;</text:p>
      <text:p text:style-name="P2"><text:s text:c="16"/>&lt;/div&gt;</text:p>
      <text:p text:style-name="P2"><text:s text:c="14"/>&lt;/div&gt;</text:p>
      <text:p text:style-name="P2"><text:s text:c="12"/>&lt;/div&gt;</text:p>
      <text:p text:style-name="P2"><text:s text:c="12"/>&lt;div class="item"&gt;</text:p>
      <text:p text:style-name="P2"><text:s text:c="14"/>&lt;img src="data:image/gif;base64,R0lGODlhAQABAIAAAGZmZgAAACH5BAAAAAAALAAAAAABAAEAAAICRAEAOw==" alt="Second slide"&gt;</text:p>
      <text:p text:style-name="P2"><text:s text:c="14"/>&lt;div class="container"&gt;</text:p>
      <text:p text:style-name="P2"><text:s text:c="16"/>&lt;div class="carousel-caption"&gt;</text:p>
      <text:p text:style-name="P2"><text:s text:c="18"/>&lt;h1&gt;Another example headline.&lt;/h1&gt;</text:p>
      <text:p text:style-name="P2"><text:s text:c="18"/>&lt;p&gt;Cras justo odio, dapibus ac facilisis in, egestas eget quam. Donec id elit non mi porta gravida at eget metus. Nullam id dolor id nibh ultricies vehicula ut id elit.&lt;/p&gt;</text:p>
      <text:p text:style-name="P2"><text:soft-page-break/><text:s text:c="18"/>&lt;p&gt;&lt;a class="btn btn-lg btn-primary" href="#" role="button"&gt;Learn more&lt;/a&gt;&lt;/p&gt;</text:p>
      <text:p text:style-name="P2"><text:s text:c="16"/>&lt;/div&gt;</text:p>
      <text:p text:style-name="P2"><text:s text:c="14"/>&lt;/div&gt;</text:p>
      <text:p text:style-name="P2"><text:s text:c="12"/>&lt;/div&gt;</text:p>
      <text:p text:style-name="P2"><text:s text:c="12"/>&lt;div class="item"&gt;</text:p>
      <text:p text:style-name="P2"><text:s text:c="14"/>&lt;img src="data:image/gif;base64,R0lGODlhAQABAIAAAFVVVQAAACH5BAAAAAAALAAAAAABAAEAAAICRAEAOw==" alt="Third slide"&gt;</text:p>
      <text:p text:style-name="P2"><text:s text:c="14"/>&lt;div class="container"&gt;</text:p>
      <text:p text:style-name="P2"><text:s text:c="16"/>&lt;div class="carousel-caption"&gt;</text:p>
      <text:p text:style-name="P2"><text:s text:c="18"/>&lt;h1&gt;One more for good measure.&lt;/h1&gt;</text:p>
      <text:p text:style-name="P2"><text:s text:c="18"/>&lt;p&gt;Cras justo odio, dapibus ac facilisis in, egestas eget quam. Donec id elit non mi porta gravida at eget metus. Nullam id dolor id nibh ultricies vehicula ut id elit.&lt;/p&gt;</text:p>
      <text:p text:style-name="P2"><text:s text:c="18"/>&lt;p&gt;&lt;a class="btn btn-lg btn-primary" href="#" role="button"&gt;Browse gallery&lt;/a&gt;&lt;/p&gt;</text:p>
      <text:p text:style-name="P2"><text:s text:c="16"/>&lt;/div&gt;</text:p>
      <text:p text:style-name="P2"><text:s text:c="14"/>&lt;/div&gt;</text:p>
      <text:p text:style-name="P2"><text:s text:c="12"/>&lt;/div&gt;</text:p>
      <text:p text:style-name="P2"><text:s text:c="8"/>&lt;/div&gt;</text:p>
      <text:p text:style-name="P2"><text:s text:c="8"/>&lt;a class="left carousel-control" href="#myCarousel" role="button" data-slide="prev"&gt;</text:p>
      <text:p text:style-name="P2"><text:s text:c="10"/>&lt;span class="glyphicon glyphicon-chevron-left"&gt;&lt;/span&gt;</text:p>
      <text:p text:style-name="P2"><text:s text:c="10"/>&lt;span class="sr-only"&gt;Previous&lt;/span&gt;</text:p>
      <text:p text:style-name="P2"><text:s text:c="8"/>&lt;/a&gt;</text:p>
      <text:p text:style-name="P2"><text:s text:c="8"/>&lt;a class="right carousel-control" href="#myCarousel" role="button" data-slide="next"&gt;</text:p>
      <text:p text:style-name="P2"><text:s text:c="10"/>&lt;span class="glyphicon glyphicon-chevron-right"&gt;&lt;/span&gt;</text:p>
      <text:p text:style-name="P2"><text:s text:c="10"/>&lt;span class="sr-only"&gt;Next&lt;/span&gt;</text:p>
      <text:p text:style-name="P2"><text:s text:c="8"/>&lt;/a&gt;</text:p>
      <text:p text:style-name="P2"><text:s text:c="4"/>&lt;/div&gt;&lt;!-- /.carousel --&gt;</text:p>
      <text:p text:style-name="P2"><text:s text:c="4"/></text:p>
      <text:p text:style-name="P2"><text:s text:c="4"/></text:p>
      <text:p text:style-name="P2"><text:s text:c="4"/>&lt;div class="container"&gt;</text:p>
      <text:p text:style-name="P2"><text:s text:c="8"/>&lt;div class="row text-center"&gt;</text:p>
      <text:p text:style-name="P2"><text:s text:c="12"/>&lt;div class="col-md-6"&gt;</text:p>
      <text:p text:style-name="P2"><text:s text:c="16"/>&lt;div class="panel panel-default text-center"&gt;</text:p>
      <text:p text:style-name="P2"><text:s text:c="20"/>&lt;div class="panel-heading"&gt;</text:p>
      <text:p text:style-name="P2"><text:s text:c="24"/>&lt;span class="fa-stack fa-5x"&gt;</text:p>
      <text:p text:style-name="P2"><text:s text:c="30"/>&lt;i class="fa fa-circle fa-stack-2x text-primary"&gt;&lt;/i&gt;</text:p>
      <text:p text:style-name="P2"><text:s text:c="30"/>&lt;i class="fa fa-pencil fa-stack-1x fa-inverse"&gt;&lt;/i&gt;</text:p>
      <text:p text:style-name="P2"><text:s text:c="24"/>&lt;/span&gt;</text:p>
      <text:p text:style-name="P2"><text:s text:c="20"/>&lt;/div&gt;</text:p>
      <text:p text:style-name="P2"><text:s text:c="20"/>&lt;div class="panel-body"&gt;</text:p>
      <text:p text:style-name="P2"><text:s text:c="24"/>&lt;h2&gt;Blog&lt;/h2&gt;</text:p>
      <text:p text:style-name="P2"><text:s text:c="24"/>&lt;p&gt;Donec sed odio dui. Etiam porta sem malesuada magna mollis euismod. Nullam id dolor id nibh ultricies vehicula ut id elit. Morbi leo risus, porta ac consectetur ac, vestibulum at eros. Praesent commodo cursus magna.&lt;/p&gt;</text:p>
      <text:p text:style-name="P2"><text:s text:c="24"/>&lt;a class="btn btn-primary" href="#"&gt;Learn More&lt;/a&gt;</text:p>
      <text:p text:style-name="P2"><text:s text:c="20"/>&lt;/div&gt;</text:p>
      <text:p text:style-name="P2"><text:s text:c="16"/>&lt;/div&gt;</text:p>
      <text:p text:style-name="P2"><text:s text:c="12"/>&lt;/div&gt;</text:p>
      <text:p text:style-name="P2"><text:s text:c="12"/>&lt;div class="col-md-6"&gt;</text:p>
      <text:p text:style-name="P2"><text:s text:c="16"/>&lt;div class="panel panel-default text-center"&gt;</text:p>
      <text:p text:style-name="P2"><text:s text:c="20"/>&lt;div class="panel-heading"&gt;</text:p>
      <text:p text:style-name="P2"><text:s text:c="24"/>&lt;span class="fa-stack fa-5x"&gt;</text:p>
      <text:p text:style-name="P2"><text:s text:c="30"/>&lt;i class="fa fa-circle fa-stack-2x text-primary"&gt;&lt;/i&gt;</text:p>
      <text:p text:style-name="P2"><text:s text:c="30"/>&lt;i class="fa fa-shopping-basket fa-stack-1x fa-inverse"&gt;&lt;/i&gt;</text:p>
      <text:p text:style-name="P2"><text:s text:c="24"/>&lt;/span&gt;</text:p>
      <text:p text:style-name="P2"><text:s text:c="20"/>&lt;/div&gt;</text:p>
      <text:p text:style-name="P2"><text:s text:c="20"/>&lt;div class="panel-body"&gt;</text:p>
      <text:p text:style-name="P2"><text:s text:c="24"/>&lt;h2&gt;Shop&lt;/h2&gt;</text:p>
      <text:p text:style-name="P2"><text:s text:c="24"/>&lt;p&gt;Donec sed odio dui. Etiam porta sem malesuada magna mollis euismod. Nullam id dolor id nibh ultricies vehicula ut id elit. Morbi leo risus, porta ac consectetur ac, vestibulum at eros. Praesent commodo cursus magna.&lt;/p&gt;</text:p>
      <text:p text:style-name="P2"><text:s text:c="24"/>&lt;a class="btn btn-primary" href="#"&gt;Learn More&lt;/a&gt;</text:p>
      <text:p text:style-name="P2"><text:s text:c="20"/>&lt;/div&gt;</text:p>
      <text:p text:style-name="P2"><text:soft-page-break/><text:s text:c="16"/>&lt;/div&gt;</text:p>
      <text:p text:style-name="P2"><text:s text:c="12"/>&lt;/div&gt;</text:p>
      <text:p text:style-name="P2"><text:s text:c="8"/>&lt;/div&gt;</text:p>
      <text:p text:style-name="P2"><text:s text:c="4"/>&lt;/div&gt;</text:p>
      <text:p text:style-name="P2"><text:s text:c="4"/></text:p>
      <text:p text:style-name="P2">{% endblock %}</text:p>
      <text:p text:style-name="P2"/>
      <text:p text:style-name="P3">Strona Post/index</text:p>
      <text:p text:style-name="P2">1. Dodajemy sidebar, który będzie podłączony na stronie index i show.</text:p>
      <text:p text:style-name="P1">blog\src\BlogBundle\Resources\views\Post\<text:span text:style-name="T2">_sidebar.html.twig</text:span></text:p>
      <text:p text:style-name="P2"/>
      <text:p text:style-name="P2"><text:s text:c="4"/>&lt;ul class="nav nav-tabs nav-justified" style="margin-bottom: 15px"&gt;</text:p>
      <text:p text:style-name="P2"><text:s text:c="8"/>&lt;li class="active"&gt;</text:p>
      <text:p text:style-name="P2"><text:s text:c="12"/>&lt;a href="#categories" data-toggle="tab"&gt;&lt;i class="fa fa-share-alt"&gt;&lt;/i&gt; Categories&lt;/a&gt;</text:p>
      <text:p text:style-name="P2"><text:s text:c="8"/>&lt;/li&gt;</text:p>
      <text:p text:style-name="P2"><text:s text:c="8"/>&lt;li&gt;</text:p>
      <text:p text:style-name="P2"><text:s text:c="12"/>&lt;a href="#tags" data-toggle="tab"&gt;&lt;i class="fa fa-tags"&gt;&lt;/i&gt; Tags&lt;/a&gt;</text:p>
      <text:p text:style-name="P2"><text:s text:c="8"/>&lt;/li&gt;</text:p>
      <text:p text:style-name="P2"><text:s text:c="8"/>&lt;li&gt;</text:p>
      <text:p text:style-name="P2"><text:s text:c="12"/>&lt;a href="#archives" data-toggle="tab"&gt;&lt;i class="fa fa-folder"&gt;&lt;/i&gt; Archives&lt;/a&gt;</text:p>
      <text:p text:style-name="P2"><text:s text:c="8"/>&lt;/li&gt;</text:p>
      <text:p text:style-name="P2"><text:s text:c="4"/>&lt;/ul&gt;</text:p>
      <text:p text:style-name="P2"/>
      <text:p text:style-name="P2"><text:s text:c="4"/>&lt;!-- Tab panes --&gt;</text:p>
      <text:p text:style-name="P2"><text:s text:c="4"/>&lt;div class="tab-content"&gt;</text:p>
      <text:p text:style-name="P2"><text:s text:c="8"/>&lt;div class="tab-pane fade in active" id="categories"&gt;</text:p>
      <text:p text:style-name="P2"><text:s text:c="12"/>&lt;div class="list-group"&gt;</text:p>
      <text:p text:style-name="P2"><text:s text:c="16"/>&lt;a class="list-group-item" href="#"&gt;Blog&lt;/a&gt;</text:p>
      <text:p text:style-name="P2"><text:s text:c="16"/>&lt;a class="list-group-item" href="#"&gt;Shop&lt;/a&gt;</text:p>
      <text:p text:style-name="P2"><text:s text:c="16"/>&lt;a class="list-group-item" href="#"&gt;No&lt;/a&gt;</text:p>
      <text:p text:style-name="P2"><text:s text:c="12"/>&lt;/div&gt;</text:p>
      <text:p text:style-name="P2"><text:s text:c="8"/>&lt;/div&gt;</text:p>
      <text:p text:style-name="P2"><text:s text:c="8"/>&lt;div class="tab-pane fade" id="tags"&gt;</text:p>
      <text:p text:style-name="P2"><text:s text:c="12"/>&lt;p&gt;Tags&lt;/p&gt;</text:p>
      <text:p text:style-name="P2"><text:s text:c="8"/>&lt;/div&gt;</text:p>
      <text:p text:style-name="P2"><text:s text:c="8"/>&lt;div class="tab-pane fade" id="archives"&gt;</text:p>
      <text:p text:style-name="P2"><text:s text:c="12"/>&lt;p&gt;Archives&lt;/p&gt;</text:p>
      <text:p text:style-name="P2"><text:s text:c="8"/>&lt;/div&gt;</text:p>
      <text:p text:style-name="P2"><text:s text:c="4"/>&lt;/div&gt;</text:p>
      <text:p text:style-name="P2"/>
      <text:p text:style-name="P2"><text:s text:c="4"/>&lt;div class="page-header"&gt;</text:p>
      <text:p text:style-name="P2"><text:s text:c="8"/>&lt;h4&gt;{{'Categories'|upper}}&lt;/h4&gt;</text:p>
      <text:p text:style-name="P2"><text:s text:c="4"/>&lt;/div&gt;</text:p>
      <text:p text:style-name="P2"><text:s text:c="4"/>&lt;div class="page-header"&gt;</text:p>
      <text:p text:style-name="P2"><text:s text:c="8"/>&lt;h4&gt;{{'Tags'|upper}}&lt;/h4&gt;</text:p>
      <text:p text:style-name="P2"><text:s text:c="4"/>&lt;/div&gt;</text:p>
      <text:p text:style-name="P2"><text:s text:c="4"/>&lt;div class="page-header"&gt;</text:p>
      <text:p text:style-name="P2"><text:s text:c="8"/>&lt;h4&gt;{{'Archives'|upper}}&lt;/h4&gt;</text:p>
      <text:p text:style-name="P2"><text:s text:c="4"/>&lt;/div&gt;</text:p>
      <text:p text:style-name="P2"><text:s text:c="4"/>&lt;div class="page-header"&gt;</text:p>
      <text:p text:style-name="P2"><text:s text:c="8"/>&lt;h4&gt;{{'Recent Posts'|upper}}&lt;/h4&gt;</text:p>
      <text:p text:style-name="P2"><text:s text:c="4"/>&lt;/div&gt;</text:p>
      <text:p text:style-name="P2"><text:s text:c="4"/>&lt;div class="page-header"&gt;</text:p>
      <text:p text:style-name="P2"><text:s text:c="8"/>&lt;h4&gt;{{'Calendar'|upper}}&lt;/h4&gt;</text:p>
      <text:p text:style-name="P2"><text:s text:c="4"/>&lt;/div&gt;</text:p>
      <text:p text:style-name="P2"/>
      <text:p text:style-name="P2"/>
      <text:p text:style-name="P2"/>
      <text:p text:style-name="P2"/>
      <text:p text:style-name="P2"/>
      <text:p text:style-name="P2"/>
      <text:p text:style-name="P2"/>
      <text:p text:style-name="P2"><text:soft-page-break/>2. Modyfikujemy szablon strony z postami:</text:p>
      <text:p text:style-name="P2"/>
      <text:p text:style-name="P1">C:\sf2-git-tutorials\blog\src\BlogBundle\Resources\views\Post\<text:span text:style-name="T5">index.html.twig</text:span> </text:p>
      <text:p text:style-name="P2"/>
      <text:p text:style-name="P2">{% extends 'BlogBundle::base.html.twig' %}</text:p>
      <text:p text:style-name="P2"/>
      <text:p text:style-name="P2">{% block title %}Blog{% endblock %}</text:p>
      <text:p text:style-name="P2"/>
      <text:p text:style-name="P2">{% block stylesheets %}{% endblock %}</text:p>
      <text:p text:style-name="P2"/>
      <text:p text:style-name="P2">{% block javascripts %}{% endblock %}</text:p>
      <text:p text:style-name="P2"/>
      <text:p text:style-name="P2">{% block body -%}</text:p>
      <text:p text:style-name="P2"><text:s text:c="4"/></text:p>
      <text:p text:style-name="P2">&lt;div class="container"&gt;</text:p>
      <text:p text:style-name="P2"><text:s text:c="4"/>&lt;div class="row"&gt; <text:s text:c="3"/></text:p>
      <text:p text:style-name="P2"><text:s text:c="4"/><text:tab/>&lt;div class="col-lg-12"&gt;</text:p>
      <text:p text:style-name="P2"><text:s text:c="12"/>&lt;div class="page-header"&gt;</text:p>
      <text:p text:style-name="P2"><text:s text:c="16"/>&lt;h2&gt;Post list&lt;/h2&gt;</text:p>
      <text:p text:style-name="P2"><text:s text:c="12"/>&lt;/div&gt;</text:p>
      <text:p text:style-name="P2"><text:s text:c="12"/>&lt;ul class="breadcrumb"&gt;</text:p>
      <text:p text:style-name="P2"><text:s text:c="16"/>&lt;li&gt;&lt;a href="{{ path('blog_homepage') }}"&gt;Start&lt;/a&gt;&lt;/li&gt;</text:p>
      <text:p text:style-name="P2"><text:s text:c="16"/>&lt;li class="active"&gt;Blog&lt;/li&gt;</text:p>
      <text:p text:style-name="P2"><text:s text:c="12"/>&lt;/ul&gt;</text:p>
      <text:p text:style-name="P2"><text:s text:c="4"/><text:tab/>&lt;/div&gt;</text:p>
      <text:p text:style-name="P2"><text:s text:c="4"/>&lt;/div&gt;</text:p>
      <text:p text:style-name="P2"><text:s text:c="4"/>&lt;div class="row"&gt;</text:p>
      <text:p text:style-name="P2"><text:s text:c="8"/>&lt;div class="col-md-8"&gt;</text:p>
      <text:p text:style-name="P2"><text:s text:c="8"/>{% for entity in entities %}</text:p>
      <text:p text:style-name="P2"><text:s text:c="12"/>&lt;h2&gt;&lt;a href="{{ path('post_show', { 'id': entity.id }) }}"&gt;{{ entity.title|title|raw }}&lt;/a&gt;&lt;/h2&gt;</text:p>
      <text:p text:style-name="P2"><text:s text:c="12"/>&lt;p&gt;</text:p>
      <text:p text:style-name="P2"><text:s text:c="16"/>&lt;i class="fa fa-calendar"&gt;&lt;/i&gt; &lt;a href="#"&gt;{% if entity.publishedat %}{{ entity.publishedat|date('l, F j, Y') }}{% endif %}&lt;/a&gt; | </text:p>
      <text:p text:style-name="P2"><text:s text:c="16"/>&lt;i class="fa fa-user"&gt;&lt;/i&gt; &lt;a href="#"&gt;{{ entity.authoremail }}&lt;/a&gt;</text:p>
      <text:p text:style-name="P2"><text:s text:c="12"/>&lt;/p&gt;</text:p>
      <text:p text:style-name="P2"><text:s text:c="12"/>&lt;p&gt;</text:p>
      <text:p text:style-name="P2"><text:s text:c="16"/>{{ entity.excerpt|raw|slice(0, 300) }}</text:p>
      <text:p text:style-name="P2"><text:s text:c="16"/>{{ entity.excerpt|length &gt; 300 ? '[...]' : ''}}</text:p>
      <text:p text:style-name="P2"><text:s text:c="16"/>{#{{ entity.excerpt|length &gt; 300 ? entity.excerpt|raw|slice(0,300) ~ '[...]' : entity.excerpt|raw }}#}</text:p>
      <text:p text:style-name="P2"><text:s text:c="12"/>&lt;/p&gt;</text:p>
      <text:p text:style-name="P2"><text:s text:c="12"/>&lt;a class="btn btn-primary" href="{{ path('post_show', { 'id': entity.id }) }}"&gt;Read More &lt;i class="fa fa-angle-right"&gt;&lt;/i&gt;&lt;/a&gt;</text:p>
      <text:p text:style-name="P2"><text:s text:c="12"/>&lt;hr/&gt;</text:p>
      <text:p text:style-name="P2"><text:s text:c="8"/>{% endfor %} </text:p>
      <text:p text:style-name="P2"><text:s text:c="8"/>&lt;/div&gt;</text:p>
      <text:p text:style-name="P2"><text:s text:c="8"/>&lt;div class="col-md-4"&gt; <text:s text:c="11"/></text:p>
      <text:p text:style-name="P2"><text:s text:c="12"/>{{ include('BlogBundle:Post:_sidebar.html.twig') }}</text:p>
      <text:p text:style-name="P2"><text:s text:c="8"/>&lt;/div&gt;</text:p>
      <text:p text:style-name="P2"><text:s text:c="4"/>&lt;/div&gt;</text:p>
      <text:p text:style-name="P2">&lt;/div&gt;</text:p>
      <text:p text:style-name="P2"/>
      <text:p text:style-name="P2">{% endblock %}</text:p>
      <text:p text:style-name="P2"/>
      <text:p text:style-name="P3"/>
      <text:p text:style-name="P3"/>
      <text:p text:style-name="P3"/>
      <text:p text:style-name="P3"/>
      <text:p text:style-name="P3"/>
      <text:p text:style-name="P3"/>
      <text:p text:style-name="P3"/>
      <text:p text:style-name="P3"><text:soft-page-break/>Strona Post/show</text:p>
      <text:p text:style-name="P2"/>
      <text:p text:style-name="P2">1. Modyfikujemy szablon strony szczegóły postu:</text:p>
      <text:p text:style-name="P2"/>
      <text:p text:style-name="P1">C:\sf2-git-tutorials\blog\src\BlogBundle\Resources\views\Post\<text:span text:style-name="T5">show.html.twig</text:span> </text:p>
      <text:p text:style-name="P5">{% extends 'BlogBundle::base.html.twig' %}</text:p>
      <text:p text:style-name="P5"/>
      <text:p text:style-name="P5">{% block body -%}</text:p>
      <text:p text:style-name="P5"><text:s text:c="4"/></text:p>
      <text:p text:style-name="P5">&lt;div class="container"&gt;</text:p>
      <text:p text:style-name="P5"><text:s text:c="4"/>&lt;div class="row"&gt; <text:s text:c="3"/></text:p>
      <text:p text:style-name="P5"><text:s text:c="4"/><text:tab/>&lt;div class="col-lg-12"&gt;</text:p>
      <text:p text:style-name="P5"/>
      <text:p text:style-name="P5"><text:s text:c="12"/>&lt;ul class="breadcrumb"&gt;</text:p>
      <text:p text:style-name="P5"><text:s text:c="16"/>&lt;li&gt;&lt;a href="{{ path('blog_homepage') }}"&gt;Start&lt;/a&gt;&lt;/li&gt;</text:p>
      <text:p text:style-name="P5"><text:s text:c="16"/>&lt;li&gt;&lt;a href="{{ path('post') }}"&gt;Blog&lt;/a&gt;&lt;/li&gt;</text:p>
      <text:p text:style-name="P5"><text:s text:c="16"/>&lt;li&gt;&lt;a href="{{ path('blog_category', { 'slug': entity.category.slug }) }}"&gt;{{ entity.category }}&lt;/a&gt;&lt;/li&gt;</text:p>
      <text:p text:style-name="P5"><text:s text:c="16"/>&lt;li class="active"&gt;{{ entity.title|title|raw }}&lt;/li&gt;</text:p>
      <text:p text:style-name="P5"><text:s text:c="12"/>&lt;/ul&gt;</text:p>
      <text:p text:style-name="P5"><text:s text:c="12"/>&lt;div class="page-header"&gt;</text:p>
      <text:p text:style-name="P5"><text:s text:c="16"/>&lt;h2&gt;{{ entity.title|title|raw }}&lt;/h2&gt;</text:p>
      <text:p text:style-name="P5"><text:s text:c="16"/>&lt;p class="pull-right"&gt;</text:p>
      <text:p text:style-name="P5"><text:s text:c="20"/>&lt;a class="btn btn-sm btn-default" href="https://twitter.com/intent/tweet?url={{ app.request.getUri }}&amp;text={{ entity.title|raw }}" target="_blank" title="Tweet this on Twitter"&gt;&lt;i class="fa fa-fw fa-twitter"&gt;&lt;/i&gt; Tweet&lt;/a&gt;</text:p>
      <text:p text:style-name="P5"><text:s text:c="20"/>&lt;a class="btn btn-sm btn-default" href="https://facebook.com/sharer.php?u={{ app.request.getUri }}&amp;t={{ entity.title|raw }}" target="_blank" title="Share this on Facebook"&gt;&lt;i class="fa fa-fw fa-facebook"&gt;&lt;/i&gt; Share&lt;/a&gt;</text:p>
      <text:p text:style-name="P5"><text:s text:c="20"/>&lt;a class="btn btn-sm btn-default" href="https://plus.google.com/share?url={{ app.request.getUri }}" target="_blank" title="Post this to Google+"&gt;&lt;i class="fa fa-fw fa-google-plus"&gt;&lt;/i&gt; Share&lt;/a&gt;</text:p>
      <text:p text:style-name="P5"><text:s text:c="16"/>&lt;/p&gt;</text:p>
      <text:p text:style-name="P5"><text:s text:c="16"/>&lt;p&gt;</text:p>
      <text:p text:style-name="P5"><text:s text:c="20"/>&lt;i class="fa fa-calendar"&gt;&lt;/i&gt; &lt;a href="#"&gt;{% if entity.publishedat %}{{ entity.publishedat|date('l, F j, Y') }}{% endif %}&lt;/a&gt; | </text:p>
      <text:p text:style-name="P5"><text:s text:c="20"/>&lt;i class="fa fa-user"&gt;&lt;/i&gt; &lt;a href="#"&gt;{{ entity.authoremail }}&lt;/a&gt;</text:p>
      <text:p text:style-name="P5"><text:s text:c="16"/>&lt;/p&gt;</text:p>
      <text:p text:style-name="P5"><text:s text:c="12"/>&lt;/div&gt;</text:p>
      <text:p text:style-name="P5"><text:s text:c="4"/><text:tab/>&lt;/div&gt;</text:p>
      <text:p text:style-name="P5"><text:s text:c="4"/>&lt;/div&gt;</text:p>
      <text:p text:style-name="P5"><text:s text:c="4"/>&lt;div class="row"&gt;</text:p>
      <text:p text:style-name="P5"><text:s text:c="8"/>&lt;div class="col-md-8"&gt;</text:p>
      <text:p text:style-name="P5"><text:s text:c="12"/>&lt;p&gt;</text:p>
      <text:p text:style-name="P5"><text:s text:c="16"/>{{ entity.excerpt|raw }}</text:p>
      <text:p text:style-name="P5"><text:s text:c="12"/>&lt;/p&gt;</text:p>
      <text:p text:style-name="P5"><text:s text:c="12"/>&lt;p&gt;</text:p>
      <text:p text:style-name="P5"><text:s text:c="16"/>{{ entity.content|raw }}</text:p>
      <text:p text:style-name="P5"><text:s text:c="12"/>&lt;/p&gt;</text:p>
      <text:p text:style-name="P5"><text:s text:c="12"/>&lt;a href="{{ path('post') }}"&gt;Back to the list&lt;/a&gt;</text:p>
      <text:p text:style-name="P5"/>
      <text:p text:style-name="P5"><text:s text:c="8"/>&lt;/div&gt;</text:p>
      <text:p text:style-name="P5"><text:s text:c="8"/>&lt;div class="col-md-4"&gt;</text:p>
      <text:p text:style-name="P5"><text:s text:c="12"/>{{ include('BlogBundle:Post:_sidebar.html.twig') }}</text:p>
      <text:p text:style-name="P5"><text:s text:c="8"/>&lt;/div&gt;</text:p>
      <text:p text:style-name="P5"><text:s text:c="4"/>&lt;/div&gt;</text:p>
      <text:p text:style-name="P5">&lt;/div&gt;</text:p>
      <text:p text:style-name="P5"/>
      <text:p text:style-name="P5">{% endbl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2M57S</meta:editing-duration>
    <meta:editing-cycles>26</meta:editing-cycles>
    <meta:generator>OpenOffice.org/3.3$Win32 OpenOffice.org_project/330m20$Build-9567</meta:generator>
    <dc:date>2015-12-22T14:36:38.40</dc:date>
    <dc:creator>szymon idczak</dc:creator>
    <meta:document-statistic meta:table-count="0" meta:image-count="0" meta:object-count="0" meta:page-count="7" meta:paragraph-count="348" meta:word-count="1239" meta:character-count="16232"/>
    <meta:user-defined meta:name="Info 1"/>
    <meta:user-defined meta:name="Info 2"/>
    <meta:user-defined meta:name="Info 3"/>
    <meta:user-defined meta:name="Info 4"/>
  </office:meta>
</office:document-meta>
</file>